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11_9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11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Louis Bloch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March 3, 1897</text:p>
      <text:p text:style-name="P5">Month<text:tab/><text:tab/><text:tab/><text:tab/><text:tab/><text:tab/>March</text:p>
      <text:p text:style-name="P5">Year<text:tab/><text:tab/><text:tab/><text:tab/><text:tab/><text:tab/>1897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Y</text:p>
      <text:p text:style-name="P5">Stamp<text:tab/><text:tab/><text:tab/><text:tab/><text:tab/><text:tab/></text:p>
      <text:p text:style-name="P5">Postma<text:tab/>rk<text:tab/><text:tab/><text:tab/><text:tab/><text:tab/>Y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Envelope]</text:p>
      <text:p text:style-name="P2">Rev Dr. S. Morais/</text:p>
      <text:p text:style-name="P2"><text:tab/>546 N. Fifth St./</text:p>
      <text:p text:style-name="P2"><text:tab/><text:tab/>Phila./</text:p>
      <text:p text:style-name="P2"/>
      <text:p text:style-name="P2">[Page 1]</text:p>
      <text:p text:style-name="P3">1011 Anita St./</text:p>
      <text:p text:style-name="P2">Rev. Dr. S. Morais;/</text:p>
      <text:p text:style-name="P2"><text:tab/>Esteemed Sir:-/</text:p>
      <text:p text:style-name="P2"><text:tab/><text:tab/>At a meeting of/ the Alumni Association of the/ Schools of the Hebrew Sunday/ School Society of Philadelphia/ held on Monday, March 1st 1897,/ I was instructed to extend/ to you the thanks of the/ Association, in recognition/ of your services and labors/ in connection with the Bible/ Class. <text:s/>Assuring you of our/ full appreciation of your/ efforts, and hoping that/</text:p>
      <text:p text:style-name="P2"/>
      <text:p text:style-name="P2"><text:soft-page-break/>[Page 2]</text:p>
      <text:p text:style-name="P2">you may enjoy a lengthy/ continuance of your useful/ life, with best wishes/ I am/ Very Sincerely Yours/ Louis Bloch/ Secretary./</text:p>
      <text:p text:style-name="P2">March 3rd 1897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09T14:28:27.59</meta:creation-date>
    <meta:document-statistic meta:table-count="0" meta:image-count="0" meta:object-count="0" meta:page-count="3" meta:paragraph-count="72" meta:word-count="274" meta:character-count="1897"/>
    <dc:date>2012-01-09T14:39:49.38</dc:date>
    <dc:creator>Penn Libraries</dc:creator>
    <meta:editing-duration>PT00H11M21S</meta:editing-duration>
    <meta:editing-cycles>1</meta:editing-cycles>
    <meta:generator>OpenOffice.org/3.2$Win32 OpenOffice.org_project/320m12$Build-9483</meta:generator>
  </office:meta>
</office:document-meta>
</file>